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3d8" officeooo:paragraph-rsid="000dc3d8"/>
    </style:style>
    <style:style style:name="P2" style:family="paragraph" style:parent-style-name="Standard">
      <style:text-properties officeooo:rsid="000ff23e" officeooo:paragraph-rsid="000ff23e"/>
    </style:style>
    <style:style style:name="P3" style:family="paragraph" style:parent-style-name="Standard">
      <style:text-properties officeooo:rsid="00113e87" officeooo:paragraph-rsid="00113e87"/>
    </style:style>
    <style:style style:name="T1" style:family="text">
      <style:text-properties officeooo:rsid="000e9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已经做出的东西：</text:p>
      <text:p text:style-name="P1">一个基于分布的采样器</text:p>
      <text:p text:style-name="P1"/>
      <text:p text:style-name="P1">下一步：</text:p>
      <text:p text:style-name="P1"><text:span text:style-name="T1">1）</text:span>基于分布设计一个优良位形采样器；</text:p>
      <text:p text:style-name="P2">2）基于采样器设计一个新的规划算法：先规划被吊物轨迹，再规划起重机；</text:p>
      <text:p text:style-name="P3">3）用于吊装方案设计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35:53.273446983</meta:creation-date>
    <dc:date>2019-11-27T17:08:08.531627940</dc:date>
    <meta:editing-duration>PT1M24S</meta:editing-duration>
    <meta:editing-cycles>1</meta:editing-cycles>
    <meta:document-statistic meta:table-count="0" meta:image-count="0" meta:object-count="0" meta:page-count="1" meta:paragraph-count="6" meta:word-count="85" meta:character-count="85" meta:non-whitespace-character-count="85"/>
    <meta:generator>LibreOffice/6.0.7.3$Linux_X86_64 LibreOffice_project/00m0$Build-3</meta:generator>
  </office:meta>
</office:document-meta>
</file>